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color="#FF0000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ummaryReportFor90Thre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sampler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average</text:p>
          </table:table-cell>
          <table:table-cell office:value-type="string" table:style-name="ce2">
            <text:p>min</text:p>
          </table:table-cell>
          <table:table-cell office:value-type="string" table:style-name="ce2">
            <text:p>max</text:p>
          </table:table-cell>
          <table:table-cell office:value-type="string" table:style-name="ce2">
            <text:p>stddev</text:p>
          </table:table-cell>
          <table:table-cell office:value-type="string" table:style-name="ce2">
            <text:p>error%</text:p>
          </table:table-cell>
          <table:table-cell office:value-type="string" table:style-name="ce2">
            <text:p>rate</text:p>
          </table:table-cell>
          <table:table-cell office:value-type="string" table:style-name="ce2">
            <text:p>bandwidth</text:p>
          </table:table-cell>
          <table:table-cell office:value-type="string" table:style-name="ce2">
            <text:p>bytes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1">
            <text:p>/channels/login.html;jsessionid=1eiysrkrwdqgc1ojpbmjwx1coo</text:p>
          </table:table-cell>
          <table:table-cell office:value-type="float" office:value="90" table:style-name="ce1">
            <text:p>90</text:p>
          </table:table-cell>
          <table:table-cell office:value-type="float" office:value="104" table:style-name="ce1">
            <text:p>104</text:p>
          </table:table-cell>
          <table:table-cell office:value-type="float" office:value="4" table:style-name="ce1">
            <text:p>4</text:p>
          </table:table-cell>
          <table:table-cell office:value-type="float" office:value="234" table:style-name="ce1">
            <text:p>234</text:p>
          </table:table-cell>
          <table:table-cell office:value-type="float" office:value="84.733634204087394" table:style-name="ce1">
            <text:p>84.7336342</text:p>
          </table:table-cell>
          <table:table-cell office:value-type="float" office:value="0" table:style-name="ce1">
            <text:p>0</text:p>
          </table:table-cell>
          <table:table-cell office:value-type="float" office:value="70.3125" table:style-name="ce1">
            <text:p>70.3125</text:p>
          </table:table-cell>
          <table:table-cell office:value-type="float" office:value="105.81207275390599" table:style-name="ce1">
            <text:p>105.8120728</text:p>
          </table:table-cell>
          <table:table-cell office:value-type="float" office:value="1541" table:style-name="ce1">
            <text:p>15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login.do</text:p>
          </table:table-cell>
          <table:table-cell office:value-type="float" office:value="90" table:style-name="ce1">
            <text:p>90</text:p>
          </table:table-cell>
          <table:table-cell office:value-type="float" office:value="649" table:style-name="ce1">
            <text:p>649</text:p>
          </table:table-cell>
          <table:table-cell office:value-type="float" office:value="36" table:style-name="ce1">
            <text:p>36</text:p>
          </table:table-cell>
          <table:table-cell office:value-type="float" office:value="1911" table:style-name="ce1">
            <text:p>1911</text:p>
          </table:table-cell>
          <table:table-cell office:value-type="float" office:value="467.70966302706302" table:style-name="ce1">
            <text:p>467.709663</text:p>
          </table:table-cell>
          <table:table-cell office:value-type="float" office:value="0" table:style-name="ce1">
            <text:p>0</text:p>
          </table:table-cell>
          <table:table-cell office:value-type="float" office:value="31.25" table:style-name="ce1">
            <text:p>31.25</text:p>
          </table:table-cell>
          <table:table-cell office:value-type="float" office:value="811.12976074218705" table:style-name="ce1">
            <text:p>811.1297607</text:p>
          </table:table-cell>
          <table:table-cell office:value-type="float" office:value="26579.1" table:style-name="ce1">
            <text:p>26579.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;jsessionid=1tq076oucx5juqw6dv46y7ues</text:p>
          </table:table-cell>
          <table:table-cell office:value-type="float" office:value="30" table:style-name="ce1">
            <text:p>30</text:p>
          </table:table-cell>
          <table:table-cell office:value-type="float" office:value="426" table:style-name="ce1">
            <text:p>426</text:p>
          </table:table-cell>
          <table:table-cell office:value-type="float" office:value="31" table:style-name="ce1">
            <text:p>31</text:p>
          </table:table-cell>
          <table:table-cell office:value-type="float" office:value="1421" table:style-name="ce1">
            <text:p>1421</text:p>
          </table:table-cell>
          <table:table-cell office:value-type="float" office:value="291.89227274610897" table:style-name="ce1">
            <text:p>291.8922727</text:p>
          </table:table-cell>
          <table:table-cell office:value-type="float" office:value="0" table:style-name="ce1">
            <text:p>0</text:p>
          </table:table-cell>
          <table:table-cell office:value-type="float" office:value="8.7209302325581302" table:style-name="ce1">
            <text:p>8.720930233</text:p>
          </table:table-cell>
          <table:table-cell office:value-type="float" office:value="226.72005586845901" table:style-name="ce1">
            <text:p>226.7200559</text:p>
          </table:table-cell>
          <table:table-cell office:value-type="float" office:value="26621.166666666599" table:style-name="ce1">
            <text:p>26621.166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home</text:p>
          </table:table-cell>
          <table:table-cell office:value-type="float" office:value="180" table:style-name="ce1">
            <text:p>180</text:p>
          </table:table-cell>
          <table:table-cell office:value-type="float" office:value="374" table:style-name="ce1">
            <text:p>374</text:p>
          </table:table-cell>
          <table:table-cell office:value-type="float" office:value="39" table:style-name="ce1">
            <text:p>39</text:p>
          </table:table-cell>
          <table:table-cell office:value-type="float" office:value="939" table:style-name="ce1">
            <text:p>939</text:p>
          </table:table-cell>
          <table:table-cell office:value-type="float" office:value="222.69519416945801" table:style-name="ce1">
            <text:p>222.6951942</text:p>
          </table:table-cell>
          <table:table-cell office:value-type="float" office:value="0" table:style-name="ce1">
            <text:p>0</text:p>
          </table:table-cell>
          <table:table-cell office:value-type="float" office:value="43.753038405444798" table:style-name="ce1">
            <text:p>43.75303841</text:p>
          </table:table-cell>
          <table:table-cell office:value-type="float" office:value="1142.26194093339" table:style-name="ce1">
            <text:p>1142.261941</text:p>
          </table:table-cell>
          <table:table-cell office:value-type="float" office:value="26733.599999999999" table:style-name="ce1">
            <text:p>26733.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;jsessionid=mhe00taghnz0offd3mgdlzps</text:p>
          </table:table-cell>
          <table:table-cell office:value-type="float" office:value="30" table:style-name="ce1">
            <text:p>30</text:p>
          </table:table-cell>
          <table:table-cell office:value-type="float" office:value="539" table:style-name="ce1">
            <text:p>539</text:p>
          </table:table-cell>
          <table:table-cell office:value-type="float" office:value="88" table:style-name="ce1">
            <text:p>88</text:p>
          </table:table-cell>
          <table:table-cell office:value-type="float" office:value="1349" table:style-name="ce1">
            <text:p>1349</text:p>
          </table:table-cell>
          <table:table-cell office:value-type="float" office:value="324.00291493887602" table:style-name="ce1">
            <text:p>324.0029149</text:p>
          </table:table-cell>
          <table:table-cell office:value-type="float" office:value="0" table:style-name="ce1">
            <text:p>0</text:p>
          </table:table-cell>
          <table:table-cell office:value-type="float" office:value="9.1911764705882302" table:style-name="ce1">
            <text:p>9.191176471</text:p>
          </table:table-cell>
          <table:table-cell office:value-type="float" office:value="238.94455853630501" table:style-name="ce1">
            <text:p>238.9445585</text:p>
          </table:table-cell>
          <table:table-cell office:value-type="float" office:value="26621.1" table:style-name="ce1">
            <text:p>26621.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;jsessionid=1q5onm2re6zk23orc1ebk1fe4</text:p>
          </table:table-cell>
          <table:table-cell office:value-type="float" office:value="30" table:style-name="ce1">
            <text:p>30</text:p>
          </table:table-cell>
          <table:table-cell office:value-type="float" office:value="598" table:style-name="ce1">
            <text:p>598</text:p>
          </table:table-cell>
          <table:table-cell office:value-type="float" office:value="159" table:style-name="ce1">
            <text:p>159</text:p>
          </table:table-cell>
          <table:table-cell office:value-type="float" office:value="1442" table:style-name="ce1">
            <text:p>1442</text:p>
          </table:table-cell>
          <table:table-cell office:value-type="float" office:value="342.81935800392301" table:style-name="ce1">
            <text:p>342.819358</text:p>
          </table:table-cell>
          <table:table-cell office:value-type="float" office:value="0" table:style-name="ce1">
            <text:p>0</text:p>
          </table:table-cell>
          <table:table-cell office:value-type="float" office:value="9.6339113680154096" table:style-name="ce1">
            <text:p>9.633911368</text:p>
          </table:table-cell>
          <table:table-cell office:value-type="float" office:value="250.45378482257499" table:style-name="ce1">
            <text:p>250.4537848</text:p>
          </table:table-cell>
          <table:table-cell office:value-type="float" office:value="26621.0333333333" table:style-name="ce1">
            <text:p>26621.03333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/channels/plan</text:p>
          </table:table-cell>
          <table:table-cell office:value-type="float" office:value="2370" table:style-name="ce3">
            <text:p>2370</text:p>
          </table:table-cell>
          <table:table-cell office:value-type="float" office:value="4260" table:style-name="ce3">
            <text:p>4260</text:p>
          </table:table-cell>
          <table:table-cell office:value-type="float" office:value="7" table:style-name="ce3">
            <text:p>7</text:p>
          </table:table-cell>
          <table:table-cell office:value-type="float" office:value="57647" table:style-name="ce3">
            <text:p>57647</text:p>
          </table:table-cell>
          <table:table-cell office:value-type="float" office:value="8135.4150751119096" table:style-name="ce3">
            <text:p>8135.415075</text:p>
          </table:table-cell>
          <table:table-cell office:value-type="float" office:value="0" table:style-name="ce3">
            <text:p>0</text:p>
          </table:table-cell>
          <table:table-cell office:value-type="float" office:value="11.258105123150299" table:style-name="ce3">
            <text:p>11.25810512</text:p>
          </table:table-cell>
          <table:table-cell office:value-type="float" office:value="387.73228934102002" table:style-name="ce3">
            <text:p>387.7322893</text:p>
          </table:table-cell>
          <table:table-cell office:value-type="float" office:value="35266.846413502099" table:style-name="ce3">
            <text:p>35266.84641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/channels/plan?1-1.IBehaviorListener.0-indicator-big~form-sg~editor-content-mo-aspect-name&amp;plan=mindalliance_com_channels_plans_acme&amp;v=1&amp;random=0.2464562756054287</text:p>
          </table:table-cell>
          <table:table-cell office:value-type="float" office:value="30" table:style-name="ce3">
            <text:p>30</text:p>
          </table:table-cell>
          <table:table-cell office:value-type="float" office:value="8013" table:style-name="ce3">
            <text:p>8013</text:p>
          </table:table-cell>
          <table:table-cell office:value-type="float" office:value="254" table:style-name="ce3">
            <text:p>254</text:p>
          </table:table-cell>
          <table:table-cell office:value-type="float" office:value="26584" table:style-name="ce3">
            <text:p>26584</text:p>
          </table:table-cell>
          <table:table-cell office:value-type="float" office:value="7458.2041672241703" table:style-name="ce3">
            <text:p>7458.204167</text:p>
          </table:table-cell>
          <table:table-cell office:value-type="float" office:value="0" table:style-name="ce3">
            <text:p>0</text:p>
          </table:table-cell>
          <table:table-cell office:value-type="float" office:value="0.45165758333082401" table:style-name="ce3">
            <text:p>0.451657583</text:p>
          </table:table-cell>
          <table:table-cell office:value-type="float" office:value="11.197050205504199" table:style-name="ce3">
            <text:p>11.19705021</text:p>
          </table:table-cell>
          <table:table-cell office:value-type="float" office:value="25386" table:style-name="ce3">
            <text:p>25386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/channels/plan?1-1.IBehaviorListener.0-indicator-big~form-sg~editor-content-mo-aspect-name&amp;plan=mindalliance_com_channels_plans_acme&amp;v=1&amp;random=0.6343874877134903</text:p>
          </table:table-cell>
          <table:table-cell office:value-type="float" office:value="30" table:style-name="ce3">
            <text:p>30</text:p>
          </table:table-cell>
          <table:table-cell office:value-type="float" office:value="9663" table:style-name="ce3">
            <text:p>9663</text:p>
          </table:table-cell>
          <table:table-cell office:value-type="float" office:value="155" table:style-name="ce3">
            <text:p>155</text:p>
          </table:table-cell>
          <table:table-cell office:value-type="float" office:value="25478" table:style-name="ce3">
            <text:p>25478</text:p>
          </table:table-cell>
          <table:table-cell office:value-type="float" office:value="7996.5602218842896" table:style-name="ce3">
            <text:p>7996.560222</text:p>
          </table:table-cell>
          <table:table-cell office:value-type="float" office:value="0" table:style-name="ce3">
            <text:p>0</text:p>
          </table:table-cell>
          <table:table-cell office:value-type="float" office:value="0.36425891523694998" table:style-name="ce3">
            <text:p>0.364258915</text:p>
          </table:table-cell>
          <table:table-cell office:value-type="float" office:value="10.664936626537401" table:style-name="ce3">
            <text:p>10.66493663</text:p>
          </table:table-cell>
          <table:table-cell office:value-type="float" office:value="29981.133333333299" table:style-name="ce3">
            <text:p>29981.13333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/channels/plan?1-1.IBehaviorListener.0-indicator-big~form-sg~editor-content-mo-aspect-name&amp;plan=mindalliance_com_channels_plans_acme&amp;v=1&amp;random=0.6508237540769085</text:p>
          </table:table-cell>
          <table:table-cell office:value-type="float" office:value="30" table:style-name="ce3">
            <text:p>30</text:p>
          </table:table-cell>
          <table:table-cell office:value-type="float" office:value="9638" table:style-name="ce3">
            <text:p>9638</text:p>
          </table:table-cell>
          <table:table-cell office:value-type="float" office:value="78" table:style-name="ce3">
            <text:p>78</text:p>
          </table:table-cell>
          <table:table-cell office:value-type="float" office:value="24846" table:style-name="ce3">
            <text:p>24846</text:p>
          </table:table-cell>
          <table:table-cell office:value-type="float" office:value="8433.2450127786196" table:style-name="ce3">
            <text:p>8433.245013</text:p>
          </table:table-cell>
          <table:table-cell office:value-type="float" office:value="0" table:style-name="ce3">
            <text:p>0</text:p>
          </table:table-cell>
          <table:table-cell office:value-type="float" office:value="0.46676624346527201" table:style-name="ce3">
            <text:p>0.466766243</text:p>
          </table:table-cell>
          <table:table-cell office:value-type="float" office:value="12.4812868064631" table:style-name="ce3">
            <text:p>12.48128681</text:p>
          </table:table-cell>
          <table:table-cell office:value-type="float" office:value="27381.666666666599" table:style-name="ce3">
            <text:p>27381.66667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/channels/plan?1-1.IBehaviorListener.0-indicator-big~form-sg~editor-content-mo-aspect-goalsDiv-goal-0-category&amp;plan=mindalliance_com_channels_plans_acme&amp;v=1&amp;random=0.8888469525645755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float" office:value="12" table:style-name="ce1">
            <text:p>12</text:p>
          </table:table-cell>
          <table:table-cell office:value-type="float" office:value="514" table:style-name="ce1">
            <text:p>514</text:p>
          </table:table-cell>
          <table:table-cell office:value-type="float" office:value="101.632650046899" table:style-name="ce1">
            <text:p>101.63265</text:p>
          </table:table-cell>
          <table:table-cell office:value-type="float" office:value="0" table:style-name="ce1">
            <text:p>0</text:p>
          </table:table-cell>
          <table:table-cell office:value-type="float" office:value="0.229735421373052" table:style-name="ce1">
            <text:p>0.229735421</text:p>
          </table:table-cell>
          <table:table-cell office:value-type="float" office:value="7.2218586074204505E-2" table:style-name="ce1">
            <text:p>0.072218586</text:p>
          </table:table-cell>
          <table:table-cell office:value-type="float" office:value="321.89999999999998" table:style-name="ce1">
            <text:p>321.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0-indicator-big~form-sg~editor-content-mo-aspect-goalsDiv-goal-0-level&amp;plan=mindalliance_com_channels_plans_acme&amp;v=1&amp;random=0.8519126908130625</text:p>
          </table:table-cell>
          <table:table-cell office:value-type="float" office:value="30" table:style-name="ce1">
            <text:p>30</text:p>
          </table:table-cell>
          <table:table-cell office:value-type="float" office:value="60" table:style-name="ce1">
            <text:p>60</text:p>
          </table:table-cell>
          <table:table-cell office:value-type="float" office:value="11" table:style-name="ce1">
            <text:p>11</text:p>
          </table:table-cell>
          <table:table-cell office:value-type="float" office:value="247" table:style-name="ce1">
            <text:p>247</text:p>
          </table:table-cell>
          <table:table-cell office:value-type="float" office:value="53.718080961834602" table:style-name="ce1">
            <text:p>53.71808096</text:p>
          </table:table-cell>
          <table:table-cell office:value-type="float" office:value="0" table:style-name="ce1">
            <text:p>0</text:p>
          </table:table-cell>
          <table:table-cell office:value-type="float" office:value="0.22959300812759201" table:style-name="ce1">
            <text:p>0.229593008</text:p>
          </table:table-cell>
          <table:table-cell office:value-type="float" office:value="7.2173817691671902E-2" table:style-name="ce1">
            <text:p>0.072173818</text:p>
          </table:table-cell>
          <table:table-cell office:value-type="float" office:value="321.89999999999998" table:style-name="ce1">
            <text:p>321.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27614019858353134</text:p>
          </table:table-cell>
          <table:table-cell office:value-type="float" office:value="30" table:style-name="ce1">
            <text:p>30</text:p>
          </table:table-cell>
          <table:table-cell office:value-type="float" office:value="2271" table:style-name="ce1">
            <text:p>2271</text:p>
          </table:table-cell>
          <table:table-cell office:value-type="float" office:value="220" table:style-name="ce1">
            <text:p>220</text:p>
          </table:table-cell>
          <table:table-cell office:value-type="float" office:value="3672" table:style-name="ce1">
            <text:p>3672</text:p>
          </table:table-cell>
          <table:table-cell office:value-type="float" office:value="1199.6793997657101" table:style-name="ce1">
            <text:p>1199.6794</text:p>
          </table:table-cell>
          <table:table-cell office:value-type="float" office:value="0" table:style-name="ce1">
            <text:p>0</text:p>
          </table:table-cell>
          <table:table-cell office:value-type="float" office:value="0.22383716592302899" table:style-name="ce1">
            <text:p>0.223837166</text:p>
          </table:table-cell>
          <table:table-cell office:value-type="float" office:value="0.47563211848820303" table:style-name="ce1">
            <text:p>0.475632118</text:p>
          </table:table-cell>
          <table:table-cell office:value-type="float" office:value="2175.9" table:style-name="ce1">
            <text:p>2175.9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/channels/plan?1-1.IBehaviorListener.1-indicator-big~form-plan-content-mo-aspect-tabs-panel-newInvolvedContainer-newInvolved&amp;plan=mindalliance_com_channels_plans_acme&amp;v=1&amp;random=0.4619276133741945</text:p>
          </table:table-cell>
          <table:table-cell office:value-type="float" office:value="30" table:style-name="ce3">
            <text:p>30</text:p>
          </table:table-cell>
          <table:table-cell office:value-type="float" office:value="1125" table:style-name="ce3">
            <text:p>1125</text:p>
          </table:table-cell>
          <table:table-cell office:value-type="float" office:value="100" table:style-name="ce3">
            <text:p>100</text:p>
          </table:table-cell>
          <table:table-cell office:value-type="float" office:value="15879" table:style-name="ce3">
            <text:p>15879</text:p>
          </table:table-cell>
          <table:table-cell office:value-type="float" office:value="2876.8875303393802" table:style-name="ce3">
            <text:p>2876.88753</text:p>
          </table:table-cell>
          <table:table-cell office:value-type="float" office:value="0" table:style-name="ce3">
            <text:p>0</text:p>
          </table:table-cell>
          <table:table-cell office:value-type="float" office:value="0.25298949250307801" table:style-name="ce3">
            <text:p>0.252989493</text:p>
          </table:table-cell>
          <table:table-cell office:value-type="float" office:value="0.44077160214029099" table:style-name="ce3">
            <text:p>0.440771602</text:p>
          </table:table-cell>
          <table:table-cell office:value-type="float" office:value="1784.06666666666" table:style-name="ce3">
            <text:p>1784.066667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/channels/plan?1-1.IBehaviorListener.1-indicator-big~form-sg~editor-content-mo-aspect-goalsDiv-goal-0-organization-name&amp;plan=mindalliance_com_channels_plans_acme&amp;v=1&amp;random=0.6188065446530874</text:p>
          </table:table-cell>
          <table:table-cell office:value-type="float" office:value="30" table:style-name="ce3">
            <text:p>30</text:p>
          </table:table-cell>
          <table:table-cell office:value-type="float" office:value="20346" table:style-name="ce3">
            <text:p>20346</text:p>
          </table:table-cell>
          <table:table-cell office:value-type="float" office:value="77" table:style-name="ce3">
            <text:p>77</text:p>
          </table:table-cell>
          <table:table-cell office:value-type="float" office:value="34842" table:style-name="ce3">
            <text:p>34842</text:p>
          </table:table-cell>
          <table:table-cell office:value-type="float" office:value="9232.7156513611299" table:style-name="ce3">
            <text:p>9232.715651</text:p>
          </table:table-cell>
          <table:table-cell office:value-type="float" office:value="0" table:style-name="ce3">
            <text:p>0</text:p>
          </table:table-cell>
          <table:table-cell office:value-type="float" office:value="0.20807757131858701" table:style-name="ce3">
            <text:p>0.208077571</text:p>
          </table:table-cell>
          <table:table-cell office:value-type="float" office:value="11.540712273368801" table:style-name="ce3">
            <text:p>11.54071227</text:p>
          </table:table-cell>
          <table:table-cell office:value-type="float" office:value="56794.633333333302" table:style-name="ce3">
            <text:p>56794.63333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9313129653305293</text:p>
          </table:table-cell>
          <table:table-cell office:value-type="float" office:value="30" table:style-name="ce1">
            <text:p>30</text:p>
          </table:table-cell>
          <table:table-cell office:value-type="float" office:value="443" table:style-name="ce1">
            <text:p>443</text:p>
          </table:table-cell>
          <table:table-cell office:value-type="float" office:value="80" table:style-name="ce1">
            <text:p>80</text:p>
          </table:table-cell>
          <table:table-cell office:value-type="float" office:value="5241" table:style-name="ce1">
            <text:p>5241</text:p>
          </table:table-cell>
          <table:table-cell office:value-type="float" office:value="911.16594171058296" table:style-name="ce1">
            <text:p>911.1659417</text:p>
          </table:table-cell>
          <table:table-cell office:value-type="float" office:value="0" table:style-name="ce1">
            <text:p>0</text:p>
          </table:table-cell>
          <table:table-cell office:value-type="float" office:value="0.25305351238275098" table:style-name="ce1">
            <text:p>0.253053512</text:p>
          </table:table-cell>
          <table:table-cell office:value-type="float" office:value="0.19744269655931501" table:style-name="ce1">
            <text:p>0.197442697</text:p>
          </table:table-cell>
          <table:table-cell office:value-type="float" office:value="798.96666666666601" table:style-name="ce1">
            <text:p>798.96666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3088457131651867</text:p>
          </table:table-cell>
          <table:table-cell office:value-type="float" office:value="30" table:style-name="ce1">
            <text:p>30</text:p>
          </table:table-cell>
          <table:table-cell office:value-type="float" office:value="544" table:style-name="ce1">
            <text:p>544</text:p>
          </table:table-cell>
          <table:table-cell office:value-type="float" office:value="28" table:style-name="ce1">
            <text:p>28</text:p>
          </table:table-cell>
          <table:table-cell office:value-type="float" office:value="5274" table:style-name="ce1">
            <text:p>5274</text:p>
          </table:table-cell>
          <table:table-cell office:value-type="float" office:value="930.19226447487097" table:style-name="ce1">
            <text:p>930.1922645</text:p>
          </table:table-cell>
          <table:table-cell office:value-type="float" office:value="0" table:style-name="ce1">
            <text:p>0</text:p>
          </table:table-cell>
          <table:table-cell office:value-type="float" office:value="0.227240018482188" table:style-name="ce1">
            <text:p>0.227240018</text:p>
          </table:table-cell>
          <table:table-cell office:value-type="float" office:value="0.120536331418204" table:style-name="ce1">
            <text:p>0.120536331</text:p>
          </table:table-cell>
          <table:table-cell office:value-type="float" office:value="543.16666666666595" table:style-name="ce1">
            <text:p>543.1666667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/channels/plan?1-1.IBehaviorListener.1-indicator-big~form-plan-content-mo-aspect-incidents-eventsDiv-event-1-confirmed&amp;plan=mindalliance_com_channels_plans_acme&amp;v=1&amp;random=0.4351221630160642</text:p>
          </table:table-cell>
          <table:table-cell office:value-type="float" office:value="30" table:style-name="ce3">
            <text:p>30</text:p>
          </table:table-cell>
          <table:table-cell office:value-type="float" office:value="919" table:style-name="ce3">
            <text:p>919</text:p>
          </table:table-cell>
          <table:table-cell office:value-type="float" office:value="82" table:style-name="ce3">
            <text:p>82</text:p>
          </table:table-cell>
          <table:table-cell office:value-type="float" office:value="11685" table:style-name="ce3">
            <text:p>11685</text:p>
          </table:table-cell>
          <table:table-cell office:value-type="float" office:value="2329.10605741058" table:style-name="ce3">
            <text:p>2329.106057</text:p>
          </table:table-cell>
          <table:table-cell office:value-type="float" office:value="0" table:style-name="ce3">
            <text:p>0</text:p>
          </table:table-cell>
          <table:table-cell office:value-type="float" office:value="0.21070671030636701" table:style-name="ce3">
            <text:p>0.21070671</text:p>
          </table:table-cell>
          <table:table-cell office:value-type="float" office:value="0.38982113195156498" table:style-name="ce3">
            <text:p>0.389821132</text:p>
          </table:table-cell>
          <table:table-cell office:value-type="float" office:value="1894.4666666666601" table:style-name="ce3">
            <text:p>1894.466667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/channels/logout</text:p>
          </table:table-cell>
          <table:table-cell office:value-type="float" office:value="90" table:style-name="ce1">
            <text:p>90</text:p>
          </table:table-cell>
          <table:table-cell office:value-type="float" office:value="23" table:style-name="ce1">
            <text:p>23</text:p>
          </table:table-cell>
          <table:table-cell office:value-type="float" office:value="8" table:style-name="ce1">
            <text:p>8</text:p>
          </table:table-cell>
          <table:table-cell office:value-type="float" office:value="95" table:style-name="ce1">
            <text:p>95</text:p>
          </table:table-cell>
          <table:table-cell office:value-type="float" office:value="17.503964277617101" table:style-name="ce1">
            <text:p>17.50396428</text:p>
          </table:table-cell>
          <table:table-cell office:value-type="float" office:value="0" table:style-name="ce1">
            <text:p>0</text:p>
          </table:table-cell>
          <table:table-cell office:value-type="float" office:value="0.49652980833949301" table:style-name="ce1">
            <text:p>0.496529808</text:p>
          </table:table-cell>
          <table:table-cell office:value-type="float" office:value="0.63084500063445403" table:style-name="ce1">
            <text:p>0.630845001</text:p>
          </table:table-cell>
          <table:table-cell office:value-type="float" office:value="1301" table:style-name="ce1">
            <text:p>130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</text:p>
          </table:table-cell>
          <table:table-cell office:value-type="float" office:value="90" table:style-name="ce1">
            <text:p>90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95" table:style-name="ce1">
            <text:p>95</text:p>
          </table:table-cell>
          <table:table-cell office:value-type="float" office:value="14.1651458878718" table:style-name="ce1">
            <text:p>14.16514589</text:p>
          </table:table-cell>
          <table:table-cell office:value-type="float" office:value="0" table:style-name="ce1">
            <text:p>0</text:p>
          </table:table-cell>
          <table:table-cell office:value-type="float" office:value="0.49657090204863003" table:style-name="ce1">
            <text:p>0.496570902</text:p>
          </table:table-cell>
          <table:table-cell office:value-type="float" office:value="0.630897210512957" table:style-name="ce1">
            <text:p>0.630897211</text:p>
          </table:table-cell>
          <table:table-cell office:value-type="float" office:value="1301" table:style-name="ce1">
            <text:p>130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login.html</text:p>
          </table:table-cell>
          <table:table-cell office:value-type="float" office:value="90" table:style-name="ce1">
            <text:p>9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office:value-type="float" office:value="6.2818963874153599" table:style-name="ce1">
            <text:p>6.281896387</text:p>
          </table:table-cell>
          <table:table-cell office:value-type="float" office:value="0" table:style-name="ce1">
            <text:p>0</text:p>
          </table:table-cell>
          <table:table-cell office:value-type="float" office:value="0.49657638172378199" table:style-name="ce1">
            <text:p>0.496576382</text:p>
          </table:table-cell>
          <table:table-cell office:value-type="float" office:value="0.74728926194955803" table:style-name="ce1">
            <text:p>0.747289262</text:p>
          </table:table-cell>
          <table:table-cell office:value-type="float" office:value="1541" table:style-name="ce1">
            <text:p>15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2-indicator-big~form-entity-content-mo-aspect-mo~details-tabContainer-tabs-panel-jobsDiv-jobs-0-actor-entity~field&amp;plan=mindalliance_com_channels_plans_acme&amp;v=1&amp;random=0.6794118312668936</text:p>
          </table:table-cell>
          <table:table-cell office:value-type="float" office:value="30" table:style-name="ce1">
            <text:p>30</text:p>
          </table:table-cell>
          <table:table-cell office:value-type="float" office:value="313" table:style-name="ce1">
            <text:p>313</text:p>
          </table:table-cell>
          <table:table-cell office:value-type="float" office:value="62" table:style-name="ce1">
            <text:p>62</text:p>
          </table:table-cell>
          <table:table-cell office:value-type="float" office:value="1017" table:style-name="ce1">
            <text:p>1017</text:p>
          </table:table-cell>
          <table:table-cell office:value-type="float" office:value="240.63301703816299" table:style-name="ce1">
            <text:p>240.633017</text:p>
          </table:table-cell>
          <table:table-cell office:value-type="float" office:value="0" table:style-name="ce1">
            <text:p>0</text:p>
          </table:table-cell>
          <table:table-cell office:value-type="float" office:value="0.27381756448403599" table:style-name="ce1">
            <text:p>0.273817564</text:p>
          </table:table-cell>
          <table:table-cell office:value-type="float" office:value="0.22602427734981101" table:style-name="ce1">
            <text:p>0.226024277</text:p>
          </table:table-cell>
          <table:table-cell office:value-type="float" office:value="845.26666666666597" table:style-name="ce1">
            <text:p>845.2666667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/channels/plan?1-1.IBehaviorListener.1-indicator-big~form-segment-part-task&amp;plan=mindalliance_com_channels_plans_acme&amp;v=1&amp;random=0.6565912218972982</text:p>
          </table:table-cell>
          <table:table-cell office:value-type="float" office:value="30" table:style-name="ce3">
            <text:p>30</text:p>
          </table:table-cell>
          <table:table-cell office:value-type="float" office:value="9076" table:style-name="ce3">
            <text:p>9076</text:p>
          </table:table-cell>
          <table:table-cell office:value-type="float" office:value="65" table:style-name="ce3">
            <text:p>65</text:p>
          </table:table-cell>
          <table:table-cell office:value-type="float" office:value="22416" table:style-name="ce3">
            <text:p>22416</text:p>
          </table:table-cell>
          <table:table-cell office:value-type="float" office:value="5648.3276085345196" table:style-name="ce3">
            <text:p>5648.327609</text:p>
          </table:table-cell>
          <table:table-cell office:value-type="float" office:value="0" table:style-name="ce3">
            <text:p>0</text:p>
          </table:table-cell>
          <table:table-cell office:value-type="float" office:value="0.184710865924539" table:style-name="ce3">
            <text:p>0.184710866</text:p>
          </table:table-cell>
          <table:table-cell office:value-type="float" office:value="7.5625631095458496" table:style-name="ce3">
            <text:p>7.56256311</text:p>
          </table:table-cell>
          <table:table-cell office:value-type="float" office:value="41925.333333333299" table:style-name="ce3">
            <text:p>41925.33333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/channels/plan?1-1.IBehaviorListener.0-indicator-big~form-segment-part-goals-goals-0-goal-goalChoice&amp;plan=mindalliance_com_channels_plans_acme&amp;v=1&amp;random=0.5538177735961917</text:p>
          </table:table-cell>
          <table:table-cell office:value-type="float" office:value="30" table:style-name="ce3">
            <text:p>30</text:p>
          </table:table-cell>
          <table:table-cell office:value-type="float" office:value="6889" table:style-name="ce3">
            <text:p>6889</text:p>
          </table:table-cell>
          <table:table-cell office:value-type="float" office:value="72" table:style-name="ce3">
            <text:p>72</text:p>
          </table:table-cell>
          <table:table-cell office:value-type="float" office:value="19906" table:style-name="ce3">
            <text:p>19906</text:p>
          </table:table-cell>
          <table:table-cell office:value-type="float" office:value="5910.75288680629" table:style-name="ce3">
            <text:p>5910.752887</text:p>
          </table:table-cell>
          <table:table-cell office:value-type="float" office:value="0" table:style-name="ce3">
            <text:p>0</text:p>
          </table:table-cell>
          <table:table-cell office:value-type="float" office:value="0.175039383861368" table:style-name="ce3">
            <text:p>0.175039384</text:p>
          </table:table-cell>
          <table:table-cell office:value-type="float" office:value="5.99345220513157" table:style-name="ce3">
            <text:p>5.993452205</text:p>
          </table:table-cell>
          <table:table-cell office:value-type="float" office:value="35062.366666666603" table:style-name="ce3">
            <text:p>35062.36667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/channels/plan?1-1.IBehaviorListener.1-indicator-big~form-entity-content-mo-aspect-mo~details-tabContainer-tabs-panel-jobsDiv-jobs-0-title&amp;plan=mindalliance_com_channels_plans_acme&amp;v=1&amp;random=0.9828859293763333</text:p>
          </table:table-cell>
          <table:table-cell office:value-type="float" office:value="30" table:style-name="ce1">
            <text:p>30</text:p>
          </table:table-cell>
          <table:table-cell office:value-type="float" office:value="256" table:style-name="ce1">
            <text:p>256</text:p>
          </table:table-cell>
          <table:table-cell office:value-type="float" office:value="22" table:style-name="ce1">
            <text:p>22</text:p>
          </table:table-cell>
          <table:table-cell office:value-type="float" office:value="555" table:style-name="ce1">
            <text:p>555</text:p>
          </table:table-cell>
          <table:table-cell office:value-type="float" office:value="172.65933382112701" table:style-name="ce1">
            <text:p>172.6593338</text:p>
          </table:table-cell>
          <table:table-cell office:value-type="float" office:value="0" table:style-name="ce1">
            <text:p>0</text:p>
          </table:table-cell>
          <table:table-cell office:value-type="float" office:value="0.27722076938004098" table:style-name="ce1">
            <text:p>0.277220769</text:p>
          </table:table-cell>
          <table:table-cell office:value-type="float" office:value="0.22895078580537201" table:style-name="ce1">
            <text:p>0.228950786</text:p>
          </table:table-cell>
          <table:table-cell office:value-type="float" office:value="845.7" table:style-name="ce1">
            <text:p>845.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2-indicator-big~form-entity-content-mo-aspect-mo~details-tabContainer-tabs-panel-jobsDiv-jobs-0-role-entity~field&amp;plan=mindalliance_com_channels_plans_acme&amp;v=1&amp;random=0.6902098427009367</text:p>
          </table:table-cell>
          <table:table-cell office:value-type="float" office:value="30" table:style-name="ce1">
            <text:p>30</text:p>
          </table:table-cell>
          <table:table-cell office:value-type="float" office:value="226" table:style-name="ce1">
            <text:p>226</text:p>
          </table:table-cell>
          <table:table-cell office:value-type="float" office:value="77" table:style-name="ce1">
            <text:p>77</text:p>
          </table:table-cell>
          <table:table-cell office:value-type="float" office:value="571" table:style-name="ce1">
            <text:p>571</text:p>
          </table:table-cell>
          <table:table-cell office:value-type="float" office:value="142.45350118547401" table:style-name="ce1">
            <text:p>142.4535012</text:p>
          </table:table-cell>
          <table:table-cell office:value-type="float" office:value="0" table:style-name="ce1">
            <text:p>0</text:p>
          </table:table-cell>
          <table:table-cell office:value-type="float" office:value="0.27851274195794401" table:style-name="ce1">
            <text:p>0.278512742</text:p>
          </table:table-cell>
          <table:table-cell office:value-type="float" office:value="0.23012659274474301" table:style-name="ce1">
            <text:p>0.230126593</text:p>
          </table:table-cell>
          <table:table-cell office:value-type="float" office:value="846.1" table:style-name="ce1">
            <text:p>846.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1-indicator-big~form-entity-content-mo-aspect-mo~details-tabContainer-tabs-panel-jobsDiv-jobs-0-confirmed&amp;plan=mindalliance_com_channels_plans_acme&amp;v=1&amp;random=0.11773567920869865</text:p>
          </table:table-cell>
          <table:table-cell office:value-type="float" office:value="30" table:style-name="ce1">
            <text:p>30</text:p>
          </table:table-cell>
          <table:table-cell office:value-type="float" office:value="175" table:style-name="ce1">
            <text:p>175</text:p>
          </table:table-cell>
          <table:table-cell office:value-type="float" office:value="63" table:style-name="ce1">
            <text:p>63</text:p>
          </table:table-cell>
          <table:table-cell office:value-type="float" office:value="458" table:style-name="ce1">
            <text:p>458</text:p>
          </table:table-cell>
          <table:table-cell office:value-type="float" office:value="94.911327037398394" table:style-name="ce1">
            <text:p>94.91132704</text:p>
          </table:table-cell>
          <table:table-cell office:value-type="float" office:value="0" table:style-name="ce1">
            <text:p>0</text:p>
          </table:table-cell>
          <table:table-cell office:value-type="float" office:value="0.27907495953412997" table:style-name="ce1">
            <text:p>0.27907496</text:p>
          </table:table-cell>
          <table:table-cell office:value-type="float" office:value="0.121822760656012" table:style-name="ce1">
            <text:p>0.121822761</text:p>
          </table:table-cell>
          <table:table-cell office:value-type="float" office:value="447" table:style-name="ce1">
            <text:p>447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/channels/plan?1-1.IBehaviorListener.1-indicator-big~form-segment-part-task&amp;plan=mindalliance_com_channels_plans_acme&amp;v=1&amp;random=0.7226529969193825</text:p>
          </table:table-cell>
          <table:table-cell office:value-type="float" office:value="30" table:style-name="ce3">
            <text:p>30</text:p>
          </table:table-cell>
          <table:table-cell office:value-type="float" office:value="12288" table:style-name="ce3">
            <text:p>12288</text:p>
          </table:table-cell>
          <table:table-cell office:value-type="float" office:value="110" table:style-name="ce3">
            <text:p>110</text:p>
          </table:table-cell>
          <table:table-cell office:value-type="float" office:value="28572" table:style-name="ce3">
            <text:p>28572</text:p>
          </table:table-cell>
          <table:table-cell office:value-type="float" office:value="7253.1239154817504" table:style-name="ce3">
            <text:p>7253.123915</text:p>
          </table:table-cell>
          <table:table-cell office:value-type="float" office:value="0" table:style-name="ce3">
            <text:p>0</text:p>
          </table:table-cell>
          <table:table-cell office:value-type="float" office:value="0.228161173052644" table:style-name="ce3">
            <text:p>0.228161173</text:p>
          </table:table-cell>
          <table:table-cell office:value-type="float" office:value="9.8763411004783794" table:style-name="ce3">
            <text:p>9.8763411</text:p>
          </table:table-cell>
          <table:table-cell office:value-type="float" office:value="44325.5666666666" table:style-name="ce3">
            <text:p>44325.56667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/channels/plan?1-1.IBehaviorListener.3-indicator-big~form-segment-part-location-named-name&amp;plan=mindalliance_com_channels_plans_acme&amp;v=1&amp;random=0.8786881079258799</text:p>
          </table:table-cell>
          <table:table-cell office:value-type="float" office:value="30" table:style-name="ce3">
            <text:p>30</text:p>
          </table:table-cell>
          <table:table-cell office:value-type="float" office:value="9717" table:style-name="ce3">
            <text:p>9717</text:p>
          </table:table-cell>
          <table:table-cell office:value-type="float" office:value="176" table:style-name="ce3">
            <text:p>176</text:p>
          </table:table-cell>
          <table:table-cell office:value-type="float" office:value="26650" table:style-name="ce3">
            <text:p>26650</text:p>
          </table:table-cell>
          <table:table-cell office:value-type="float" office:value="6881.0839053322197" table:style-name="ce3">
            <text:p>6881.083905</text:p>
          </table:table-cell>
          <table:table-cell office:value-type="float" office:value="0" table:style-name="ce3">
            <text:p>0</text:p>
          </table:table-cell>
          <table:table-cell office:value-type="float" office:value="0.21788074660469101" table:style-name="ce3">
            <text:p>0.217880747</text:p>
          </table:table-cell>
          <table:table-cell office:value-type="float" office:value="10.0536432043902" table:style-name="ce3">
            <text:p>10.0536432</text:p>
          </table:table-cell>
          <table:table-cell office:value-type="float" office:value="47250.3" table:style-name="ce3">
            <text:p>47250.3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/channels/plan?1-1.IBehaviorListener.0-indicator-big~form-segment-part-organization-actualOrType&amp;plan=mindalliance_com_channels_plans_acme&amp;v=1&amp;random=0.03305056357967928</text:p>
          </table:table-cell>
          <table:table-cell office:value-type="float" office:value="30" table:style-name="ce1">
            <text:p>30</text:p>
          </table:table-cell>
          <table:table-cell office:value-type="float" office:value="1658" table:style-name="ce1">
            <text:p>1658</text:p>
          </table:table-cell>
          <table:table-cell office:value-type="float" office:value="95" table:style-name="ce1">
            <text:p>95</text:p>
          </table:table-cell>
          <table:table-cell office:value-type="float" office:value="5483" table:style-name="ce1">
            <text:p>5483</text:p>
          </table:table-cell>
          <table:table-cell office:value-type="float" office:value="1225.2934614477699" table:style-name="ce1">
            <text:p>1225.293461</text:p>
          </table:table-cell>
          <table:table-cell office:value-type="float" office:value="0" table:style-name="ce1">
            <text:p>0</text:p>
          </table:table-cell>
          <table:table-cell office:value-type="float" office:value="0.22636213414219999" table:style-name="ce1">
            <text:p>0.226362134</text:p>
          </table:table-cell>
          <table:table-cell office:value-type="float" office:value="0.48132901453244897" table:style-name="ce1">
            <text:p>0.481329015</text:p>
          </table:table-cell>
          <table:table-cell office:value-type="float" office:value="2177.4" table:style-name="ce1">
            <text:p>2177.4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/channels/plan?1-1.IBehaviorListener.3-indicator-big~form-segment-part-organization-name&amp;plan=mindalliance_com_channels_plans_acme&amp;v=1&amp;random=0.2878920620592852</text:p>
          </table:table-cell>
          <table:table-cell office:value-type="float" office:value="30" table:style-name="ce3">
            <text:p>30</text:p>
          </table:table-cell>
          <table:table-cell office:value-type="float" office:value="10997" table:style-name="ce3">
            <text:p>10997</text:p>
          </table:table-cell>
          <table:table-cell office:value-type="float" office:value="118" table:style-name="ce3">
            <text:p>118</text:p>
          </table:table-cell>
          <table:table-cell office:value-type="float" office:value="44767" table:style-name="ce3">
            <text:p>44767</text:p>
          </table:table-cell>
          <table:table-cell office:value-type="float" office:value="10274.958346982299" table:style-name="ce3">
            <text:p>10274.95835</text:p>
          </table:table-cell>
          <table:table-cell office:value-type="float" office:value="0" table:style-name="ce3">
            <text:p>0</text:p>
          </table:table-cell>
          <table:table-cell office:value-type="float" office:value="0.21098530135733801" table:style-name="ce3">
            <text:p>0.210985301</text:p>
          </table:table-cell>
          <table:table-cell office:value-type="float" office:value="10.535089492931901" table:style-name="ce3">
            <text:p>10.53508949</text:p>
          </table:table-cell>
          <table:table-cell office:value-type="float" office:value="51131.199999999997" table:style-name="ce3">
            <text:p>51131.2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/channels/plan?1-1.IBehaviorListener.0-indicator-big~form-segment-part-actor-actualOrType&amp;plan=mindalliance_com_channels_plans_acme&amp;v=1&amp;random=0.565268134894032</text:p>
          </table:table-cell>
          <table:table-cell office:value-type="float" office:value="30" table:style-name="ce1">
            <text:p>30</text:p>
          </table:table-cell>
          <table:table-cell office:value-type="float" office:value="1865" table:style-name="ce1">
            <text:p>1865</text:p>
          </table:table-cell>
          <table:table-cell office:value-type="float" office:value="57" table:style-name="ce1">
            <text:p>57</text:p>
          </table:table-cell>
          <table:table-cell office:value-type="float" office:value="6673" table:style-name="ce1">
            <text:p>6673</text:p>
          </table:table-cell>
          <table:table-cell office:value-type="float" office:value="1603.26564514084" table:style-name="ce1">
            <text:p>1603.265645</text:p>
          </table:table-cell>
          <table:table-cell office:value-type="float" office:value="0" table:style-name="ce1">
            <text:p>0</text:p>
          </table:table-cell>
          <table:table-cell office:value-type="float" office:value="0.233765019402496" table:style-name="ce1">
            <text:p>0.233765019</text:p>
          </table:table-cell>
          <table:table-cell office:value-type="float" office:value="0.49259585826826802" table:style-name="ce1">
            <text:p>0.492595858</text:p>
          </table:table-cell>
          <table:table-cell office:value-type="float" office:value="2157.8000000000002" table:style-name="ce1">
            <text:p>2157.8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/channels/plan?1-1.IBehaviorListener.3-indicator-big~form-segment-part-actor-name&amp;plan=mindalliance_com_channels_plans_acme&amp;v=1&amp;random=0.7555742580298082</text:p>
          </table:table-cell>
          <table:table-cell office:value-type="float" office:value="30" table:style-name="ce3">
            <text:p>30</text:p>
          </table:table-cell>
          <table:table-cell office:value-type="float" office:value="13934" table:style-name="ce3">
            <text:p>13934</text:p>
          </table:table-cell>
          <table:table-cell office:value-type="float" office:value="113" table:style-name="ce3">
            <text:p>113</text:p>
          </table:table-cell>
          <table:table-cell office:value-type="float" office:value="43433" table:style-name="ce3">
            <text:p>43433</text:p>
          </table:table-cell>
          <table:table-cell office:value-type="float" office:value="9552.0547672564408" table:style-name="ce3">
            <text:p>9552.054767</text:p>
          </table:table-cell>
          <table:table-cell office:value-type="float" office:value="0" table:style-name="ce3">
            <text:p>0</text:p>
          </table:table-cell>
          <table:table-cell office:value-type="float" office:value="0.221256886620596" table:style-name="ce3">
            <text:p>0.221256887</text:p>
          </table:table-cell>
          <table:table-cell office:value-type="float" office:value="9.9013176999977794" table:style-name="ce3">
            <text:p>9.9013177</text:p>
          </table:table-cell>
          <table:table-cell office:value-type="float" office:value="45824.333333333299" table:style-name="ce3">
            <text:p>45824.33333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/channels/plan?1-1.IBehaviorListener.3-indicator-big~form-segment-part-role-name&amp;plan=mindalliance_com_channels_plans_acme&amp;v=1&amp;random=0.22104806857075998</text:p>
          </table:table-cell>
          <table:table-cell office:value-type="float" office:value="30" table:style-name="ce3">
            <text:p>30</text:p>
          </table:table-cell>
          <table:table-cell office:value-type="float" office:value="11510" table:style-name="ce3">
            <text:p>11510</text:p>
          </table:table-cell>
          <table:table-cell office:value-type="float" office:value="98" table:style-name="ce3">
            <text:p>98</text:p>
          </table:table-cell>
          <table:table-cell office:value-type="float" office:value="30780" table:style-name="ce3">
            <text:p>30780</text:p>
          </table:table-cell>
          <table:table-cell office:value-type="float" office:value="6000.6847961989497" table:style-name="ce3">
            <text:p>6000.684796</text:p>
          </table:table-cell>
          <table:table-cell office:value-type="float" office:value="0" table:style-name="ce3">
            <text:p>0</text:p>
          </table:table-cell>
          <table:table-cell office:value-type="float" office:value="0.28047343916531098" table:style-name="ce3">
            <text:p>0.280473439</text:p>
          </table:table-cell>
          <table:table-cell office:value-type="float" office:value="12.634908454637999" table:style-name="ce3">
            <text:p>12.63490845</text:p>
          </table:table-cell>
          <table:table-cell office:value-type="float" office:value="46129.666666666599" table:style-name="ce3">
            <text:p>46129.66667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/channels/plan?1-1.IBehaviorListener.3-indicator-big~form-segment-part-role-name&amp;plan=mindalliance_com_channels_plans_acme&amp;v=1&amp;random=0.8227057718496239</text:p>
          </table:table-cell>
          <table:table-cell office:value-type="float" office:value="30" table:style-name="ce3">
            <text:p>30</text:p>
          </table:table-cell>
          <table:table-cell office:value-type="float" office:value="9255" table:style-name="ce3">
            <text:p>9255</text:p>
          </table:table-cell>
          <table:table-cell office:value-type="float" office:value="49" table:style-name="ce3">
            <text:p>49</text:p>
          </table:table-cell>
          <table:table-cell office:value-type="float" office:value="23532" table:style-name="ce3">
            <text:p>23532</text:p>
          </table:table-cell>
          <table:table-cell office:value-type="float" office:value="6760.0012718604903" table:style-name="ce3">
            <text:p>6760.001272</text:p>
          </table:table-cell>
          <table:table-cell office:value-type="float" office:value="0" table:style-name="ce3">
            <text:p>0</text:p>
          </table:table-cell>
          <table:table-cell office:value-type="float" office:value="0.27880522666864899" table:style-name="ce3">
            <text:p>0.278805227</text:p>
          </table:table-cell>
          <table:table-cell office:value-type="float" office:value="12.306310233545799" table:style-name="ce3">
            <text:p>12.30631023</text:p>
          </table:table-cell>
          <table:table-cell office:value-type="float" office:value="45198.8" table:style-name="ce3">
            <text:p>45198.8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3840" table:style-name="ce3">
            <text:p>3840</text:p>
          </table:table-cell>
          <table:table-cell office:value-type="float" office:value="3781" table:style-name="ce3">
            <text:p>3781</text:p>
          </table:table-cell>
          <table:table-cell office:value-type="float" office:value="2" table:style-name="ce3">
            <text:p>2</text:p>
          </table:table-cell>
          <table:table-cell office:value-type="float" office:value="57647" table:style-name="ce3">
            <text:p>57647</text:p>
          </table:table-cell>
          <table:table-cell office:value-type="float" office:value="7482.2043387741096" table:style-name="ce3">
            <text:p>7482.204339</text:p>
          </table:table-cell>
          <table:table-cell office:value-type="float" office:value="0" table:style-name="ce3">
            <text:p>0</text:p>
          </table:table-cell>
          <table:table-cell office:value-type="float" office:value="18.221332245114802" table:style-name="ce3">
            <text:p>18.22133225</text:p>
          </table:table-cell>
          <table:table-cell office:value-type="float" office:value="505.28576466573998" table:style-name="ce3">
            <text:p>505.2857647</text:p>
          </table:table-cell>
          <table:table-cell office:value-type="float" office:value="28395.982031250001" table:style-name="ce3">
            <text:p>28395.98203</text:p>
          </table:table-cell>
          <table:table-cell table:number-columns-repeated="16374" table:style-name="ce3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BE5F1"/>
    </style:style>
    <style:style style:name="_50_0_37__32_-_32_Accent2" style:display-name="20% - Accent2" style:family="table-cell" style:data-style-name="N0">
      <style:table-cell-properties fo:background-color="#F2DDDC"/>
    </style:style>
    <style:style style:name="_50_0_37__32_-_32_Accent3" style:display-name="20% - Accent3" style:family="table-cell" style:data-style-name="N0">
      <style:table-cell-properties fo:background-color="#EAF1DD"/>
    </style:style>
    <style:style style:name="_50_0_37__32_-_32_Accent4" style:display-name="20% - Accent4" style:family="table-cell" style:data-style-name="N0">
      <style:table-cell-properties fo:background-color="#E5E0EC"/>
    </style:style>
    <style:style style:name="_50_0_37__32_-_32_Accent5" style:display-name="20% - Accent5" style:family="table-cell" style:data-style-name="N0">
      <style:table-cell-properties fo:background-color="#DBEEF3"/>
    </style:style>
    <style:style style:name="_50_0_37__32_-_32_Accent6" style:display-name="20% - Accent6" style:family="table-cell" style:data-style-name="N0">
      <style:table-cell-properties fo:background-color="#FDE9D9"/>
    </style:style>
    <style:style style:name="_52_0_37__32_-_32_Accent1" style:display-name="40% - Accent1" style:family="table-cell" style:data-style-name="N0">
      <style:table-cell-properties fo:background-color="#B8CCE4"/>
    </style:style>
    <style:style style:name="_52_0_37__32_-_32_Accent2" style:display-name="40% - Accent2" style:family="table-cell" style:data-style-name="N0">
      <style:table-cell-properties fo:background-color="#E6B9B8"/>
    </style:style>
    <style:style style:name="_52_0_37__32_-_32_Accent3" style:display-name="40% - Accent3" style:family="table-cell" style:data-style-name="N0">
      <style:table-cell-properties fo:background-color="#D7E4BC"/>
    </style:style>
    <style:style style:name="_52_0_37__32_-_32_Accent4" style:display-name="40% - Accent4" style:family="table-cell" style:data-style-name="N0">
      <style:table-cell-properties fo:background-color="#CCC0DA"/>
    </style:style>
    <style:style style:name="_52_0_37__32_-_32_Accent5" style:display-name="40% - Accent5" style:family="table-cell" style:data-style-name="N0">
      <style:table-cell-properties fo:background-color="#B6DDE8"/>
    </style:style>
    <style:style style:name="_52_0_37__32_-_32_Accent6" style:display-name="40% - Accent6" style:family="table-cell" style:data-style-name="N0">
      <style:table-cell-properties fo:background-color="#FCD5B4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fo:background-color="#D99795"/>
      <style:text-properties fo:color="#FFFFFF"/>
    </style:style>
    <style:style style:name="_54_0_37__32_-_32_Accent3" style:display-name="60% - Accent3" style:family="table-cell" style:data-style-name="N0">
      <style:table-cell-properties fo:background-color="#C2D69A"/>
      <style:text-properties fo:color="#FFFFFF"/>
    </style:style>
    <style:style style:name="_54_0_37__32_-_32_Accent4" style:display-name="60% - Accent4" style:family="table-cell" style:data-style-name="N0">
      <style:table-cell-properties fo:background-color="#B2A1C7"/>
      <style:text-properties fo:color="#FFFFFF"/>
    </style:style>
    <style:style style:name="_54_0_37__32_-_32_Accent5" style:display-name="60% - Accent5" style:family="table-cell" style:data-style-name="N0">
      <style:table-cell-properties fo:background-color="#93CDDD"/>
      <style:text-properties fo:color="#FFFFFF"/>
    </style:style>
    <style:style style:name="_54_0_37__32_-_32_Accent6" style:display-name="60% - Accent6" style:family="table-cell" style:data-style-name="N0">
      <style:table-cell-properties fo:background-color="#FAC090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8C0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four</meta:initial-creator>
    <dc:creator>Afour</dc:creator>
    <meta:creation-date>2012-02-09T11:29:32Z</meta:creation-date>
    <dc:date>2012-02-09T11:30:37Z</dc:date>
  </office:meta>
</office:document-meta>
</file>